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Roboto, Arial, 'Droid Sans'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277cm" table:align="left"/>
    </style:style>
    <style:style style:name="Table1.A" style:family="table-column">
      <style:table-column-properties style:column-width="0.067cm"/>
    </style:style>
    <style:style style:name="Table1.B" style:family="table-column">
      <style:table-column-properties style:column-width="1.062cm"/>
    </style:style>
    <style:style style:name="Table1.C" style:family="table-column">
      <style:table-column-properties style:column-width="0.041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808cm" table:align="left"/>
    </style:style>
    <style:style style:name="Table2.A" style:family="table-column">
      <style:table-column-properties style:column-width="0.067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0.041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008cm" table:align="left"/>
    </style:style>
    <style:style style:name="Table3.A" style:family="table-column">
      <style:table-column-properties style:column-width="0.067cm"/>
    </style:style>
    <style:style style:name="Table3.B" style:family="table-column">
      <style:table-column-properties style:column-width="3.792cm"/>
    </style:style>
    <style:style style:name="Table3.C" style:family="table-column">
      <style:table-column-properties style:column-width="0.041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87cm" table:align="left"/>
    </style:style>
    <style:style style:name="Table4.A" style:family="table-column">
      <style:table-column-properties style:column-width="0.067cm"/>
    </style:style>
    <style:style style:name="Table4.B" style:family="table-column">
      <style:table-column-properties style:column-width="0.654cm"/>
    </style:style>
    <style:style style:name="Table4.C" style:family="table-column">
      <style:table-column-properties style:column-width="0.041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2.26cm" table:align="left"/>
    </style:style>
    <style:style style:name="Table5.A" style:family="table-column">
      <style:table-column-properties style:column-width="0.067cm"/>
    </style:style>
    <style:style style:name="Table5.B" style:family="table-column">
      <style:table-column-properties style:column-width="2.044cm"/>
    </style:style>
    <style:style style:name="Table5.C" style:family="table-column">
      <style:table-column-properties style:column-width="0.041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0.87cm" table:align="left"/>
    </style:style>
    <style:style style:name="Table6.A" style:family="table-column">
      <style:table-column-properties style:column-width="0.067cm"/>
    </style:style>
    <style:style style:name="Table6.B" style:family="table-column">
      <style:table-column-properties style:column-width="0.654cm"/>
    </style:style>
    <style:style style:name="Table6.C" style:family="table-column">
      <style:table-column-properties style:column-width="0.041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885cm" table:align="left"/>
    </style:style>
    <style:style style:name="Table7.A" style:family="table-column">
      <style:table-column-properties style:column-width="0.067cm"/>
    </style:style>
    <style:style style:name="Table7.B" style:family="table-column">
      <style:table-column-properties style:column-width="0.67cm"/>
    </style:style>
    <style:style style:name="Table7.C" style:family="table-column">
      <style:table-column-properties style:column-width="0.041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1.097cm" table:align="left"/>
    </style:style>
    <style:style style:name="Table8.A" style:family="table-column">
      <style:table-column-properties style:column-width="0.067cm"/>
    </style:style>
    <style:style style:name="Table8.B" style:family="table-column">
      <style:table-column-properties style:column-width="0.882cm"/>
    </style:style>
    <style:style style:name="Table8.C" style:family="table-column">
      <style:table-column-properties style:column-width="0.041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2.759cm" table:align="left"/>
    </style:style>
    <style:style style:name="Table9.A" style:family="table-column">
      <style:table-column-properties style:column-width="0.067cm"/>
    </style:style>
    <style:style style:name="Table9.B" style:family="table-column">
      <style:table-column-properties style:column-width="2.544cm"/>
    </style:style>
    <style:style style:name="Table9.C" style:family="table-column">
      <style:table-column-properties style:column-width="0.041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0.924cm" table:align="left"/>
    </style:style>
    <style:style style:name="Table10.A" style:family="table-column">
      <style:table-column-properties style:column-width="0.067cm"/>
    </style:style>
    <style:style style:name="Table10.B" style:family="table-column">
      <style:table-column-properties style:column-width="0.709cm"/>
    </style:style>
    <style:style style:name="Table10.C" style:family="table-column">
      <style:table-column-properties style:column-width="0.041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.944cm" table:align="left"/>
    </style:style>
    <style:style style:name="Table11.A" style:family="table-column">
      <style:table-column-properties style:column-width="0.067cm"/>
    </style:style>
    <style:style style:name="Table11.B" style:family="table-column">
      <style:table-column-properties style:column-width="1.729cm"/>
    </style:style>
    <style:style style:name="Table11.C" style:family="table-column">
      <style:table-column-properties style:column-width="0.041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2.759cm" table:align="left"/>
    </style:style>
    <style:style style:name="Table12.A" style:family="table-column">
      <style:table-column-properties style:column-width="0.067cm"/>
    </style:style>
    <style:style style:name="Table12.B" style:family="table-column">
      <style:table-column-properties style:column-width="2.544cm"/>
    </style:style>
    <style:style style:name="Table12.C" style:family="table-column">
      <style:table-column-properties style:column-width="0.041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.097cm" table:align="left"/>
    </style:style>
    <style:style style:name="Table13.A" style:family="table-column">
      <style:table-column-properties style:column-width="0.067cm"/>
    </style:style>
    <style:style style:name="Table13.B" style:family="table-column">
      <style:table-column-properties style:column-width="0.882cm"/>
    </style:style>
    <style:style style:name="Table13.C" style:family="table-column">
      <style:table-column-properties style:column-width="0.041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9.671cm" table:align="left"/>
    </style:style>
    <style:style style:name="Table14.A" style:family="table-column">
      <style:table-column-properties style:column-width="0.067cm"/>
    </style:style>
    <style:style style:name="Table14.B" style:family="table-column">
      <style:table-column-properties style:column-width="9.456cm"/>
    </style:style>
    <style:style style:name="Table14.C" style:family="table-column">
      <style:table-column-properties style:column-width="0.041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3.237cm" table:align="left"/>
    </style:style>
    <style:style style:name="Table15.A" style:family="table-column">
      <style:table-column-properties style:column-width="0.067cm"/>
    </style:style>
    <style:style style:name="Table15.B" style:family="table-column">
      <style:table-column-properties style:column-width="3.022cm"/>
    </style:style>
    <style:style style:name="Table15.C" style:family="table-column">
      <style:table-column-properties style:column-width="0.041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3.094cm" table:align="left"/>
    </style:style>
    <style:style style:name="Table16.A" style:family="table-column">
      <style:table-column-properties style:column-width="0.067cm"/>
    </style:style>
    <style:style style:name="Table16.B" style:family="table-column">
      <style:table-column-properties style:column-width="2.879cm"/>
    </style:style>
    <style:style style:name="Table16.C" style:family="table-column">
      <style:table-column-properties style:column-width="0.041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055cm" table:align="left"/>
    </style:style>
    <style:style style:name="Table17.A" style:family="table-column">
      <style:table-column-properties style:column-width="0.067cm"/>
    </style:style>
    <style:style style:name="Table17.B" style:family="table-column">
      <style:table-column-properties style:column-width="15.84cm"/>
    </style:style>
    <style:style style:name="Table17.C" style:family="table-column">
      <style:table-column-properties style:column-width="0.041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.416cm" table:align="left"/>
    </style:style>
    <style:style style:name="Table18.A" style:family="table-column">
      <style:table-column-properties style:column-width="0.067cm"/>
    </style:style>
    <style:style style:name="Table18.B" style:family="table-column">
      <style:table-column-properties style:column-width="1.201cm"/>
    </style:style>
    <style:style style:name="Table18.C" style:family="table-column">
      <style:table-column-properties style:column-width="0.041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0.87cm" table:align="left"/>
    </style:style>
    <style:style style:name="Table19.A" style:family="table-column">
      <style:table-column-properties style:column-width="0.067cm"/>
    </style:style>
    <style:style style:name="Table19.B" style:family="table-column">
      <style:table-column-properties style:column-width="0.654cm"/>
    </style:style>
    <style:style style:name="Table19.C" style:family="table-column">
      <style:table-column-properties style:column-width="0.041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0.462cm" table:align="left"/>
    </style:style>
    <style:style style:name="Table20.A" style:family="table-column">
      <style:table-column-properties style:column-width="0.067cm"/>
    </style:style>
    <style:style style:name="Table20.B" style:family="table-column">
      <style:table-column-properties style:column-width="0.247cm"/>
    </style:style>
    <style:style style:name="Table20.C" style:family="table-column">
      <style:table-column-properties style:column-width="0.041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2.685cm" table:align="left"/>
    </style:style>
    <style:style style:name="Table21.A" style:family="table-column">
      <style:table-column-properties style:column-width="0.067cm"/>
    </style:style>
    <style:style style:name="Table21.B" style:family="table-column">
      <style:table-column-properties style:column-width="2.469cm"/>
    </style:style>
    <style:style style:name="Table21.C" style:family="table-column">
      <style:table-column-properties style:column-width="0.041cm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2.685cm" table:align="left"/>
    </style:style>
    <style:style style:name="Table22.A" style:family="table-column">
      <style:table-column-properties style:column-width="0.067cm"/>
    </style:style>
    <style:style style:name="Table22.B" style:family="table-column">
      <style:table-column-properties style:column-width="2.469cm"/>
    </style:style>
    <style:style style:name="Table22.C" style:family="table-column">
      <style:table-column-properties style:column-width="0.041cm"/>
    </style:style>
    <style:style style:name="Table22.A1" style:family="table-cell">
      <style:table-cell-properties style:vertical-align="middle"/>
    </style:style>
    <style:style style:name="P1" style:family="paragraph" style:parent-style-name="Standard">
      <style:paragraph-properties fo:margin-left="0cm" fo:margin-right="0cm" fo:margin-top="0.265cm" fo:margin-bottom="0.265cm" style:line-height-at-least="0.529cm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style:line-height-at-least="0.556cm" fo:text-indent="0cm" style:auto-text-indent="false" fo:padding="0cm" fo:border="none"/>
    </style:style>
    <style:style style:name="P4" style:family="paragraph" style:parent-style-name="List_20_Heading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font-weight="bold"/>
    </style:style>
    <style:style style:name="P5" style:family="paragraph" style:parent-style-name="Text_20_body">
      <style:paragraph-properties fo:margin-left="0cm" fo:margin-right="0cm" fo:margin-top="0.265cm" fo:margin-bottom="0cm" style:line-height-at-least="0.556cm" fo:text-align="center" style:justify-single-word="false" fo:text-indent="0cm" style:auto-text-indent="false" fo:padding="0cm" fo:border="none"/>
    </style:style>
    <style:style style:name="P6" style:family="paragraph" style:parent-style-name="Text_20_body">
      <style:paragraph-properties fo:text-align="center" style:justify-single-word="false"/>
      <style:text-properties fo:color="#ff9911" fo:font-size="8.25pt" fo:font-weight="bold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P9" style:family="paragraph" style:parent-style-name="Text_20_body">
      <style:paragraph-properties fo:text-align="end" style:justify-single-word="false" fo:padding="0cm" fo:border="none"/>
    </style:style>
    <style:style style:name="P10" style:family="paragraph" style:parent-style-name="Heading_20_2">
      <style:text-properties fo:font-variant="normal" fo:text-transform="none" fo:color="#444444" style:font-name="Helvetica Neue1" fo:font-size="16.5pt" fo:letter-spacing="normal" fo:font-style="normal" fo:font-weight="normal"/>
    </style:style>
    <style:style style:name="P11" style:family="paragraph" style:parent-style-name="List_20_Contents">
      <style:paragraph-properties fo:margin-left="5.763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P12" style:family="paragraph" style:parent-style-name="List_20_Contents">
      <style:paragraph-properties fo:margin-left="5.763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444444" fo:letter-spacing="normal"/>
    </style:style>
    <style:style style:name="P13" style:family="paragraph" style:parent-style-name="Text_20_body">
      <style:paragraph-properties fo:margin-left="0cm" fo:margin-right="0cm" fo:margin-top="0.132cm" fo:margin-bottom="0.132cm" style:line-height-at-least="0.476cm" fo:text-indent="0cm" style:auto-text-indent="false" fo:padding="0cm" fo:border="none"/>
      <style:text-properties fo:font-variant="normal" fo:text-transform="none" fo:color="#666666" style:font-name="Helvetica Neue1" fo:font-size="9pt" fo:letter-spacing="normal" fo:font-style="normal" fo:font-weight="normal"/>
    </style:style>
    <style:style style:name="P14" style:family="paragraph" style:parent-style-name="Standard">
      <style:paragraph-properties fo:margin-left="0cm" fo:margin-right="0cm" fo:margin-top="0cm" fo:margin-bottom="0cm" style:line-height-at-least="1.058cm" fo:text-indent="0cm" style:auto-text-indent="false" fo:padding="0cm" fo:border="none"/>
      <style:text-properties fo:font-variant="normal" fo:text-transform="none" fo:color="#444444" style:font-name="Helvetica Neue1" fo:font-size="18pt" fo:letter-spacing="normal" fo:font-style="normal" fo:font-weight="normal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1166bb" style:text-line-through-style="none" style:font-name="Helvetica Neue1" fo:font-size="13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44444" style:font-name="Helvetica Neue1" fo:font-size="10.5pt" fo:letter-spacing="normal" fo:font-style="italic" fo:font-weight="normal"/>
    </style:style>
    <style:style style:name="T3" style:family="text">
      <style:text-properties fo:font-weight="bold"/>
    </style:style>
    <style:style style:name="T4" style:family="text">
      <style:text-properties fo:color="#146eb4" style:text-line-through-style="none" fo:font-size="9pt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.344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draw:frame draw:style-name="fr1" draw:name="Frame18" text:anchor-type="paragraph" svg:width="4.233cm" draw:z-index="0"><draw:text-box fo:min-height="0.041cm"><text:p text:style-name="P4">Associate Public IP Address</text:p></draw:text-box></draw:frame>Review</text:h>
      <text:p text:style-name="P2">Review the following information. Then click “Launch.”</text:p>
      <text:h text:style-name="P3" text:outline-level="3"><text:a xlink:type="simple" xlink:href="https://console.aws.amazon.com/elasticbeanstalk/home?region=us-west-2#"><text:span text:style-name="T1">Environment Type</text:span></text:a></text:h>
      <text:p text:style-name="P11"><draw:frame draw:style-name="fr1" draw:name="Frame31" text:anchor-type="paragraph" svg:width="4.233cm" draw:z-index="13"><draw:text-box fo:min-height="0.041cm"><text:p text:style-name="P4">Tier</text:p></draw:text-box></draw:frame>Web Server 1.0</text:p>
      <text:p text:style-name="P11"><draw:frame draw:style-name="fr1" draw:name="Frame32" text:anchor-type="paragraph" svg:width="4.233cm" draw:z-index="14"><draw:text-box fo:min-height="0.041cm"><text:p text:style-name="P4">Container type</text:p></draw:text-box></draw:frame>64bit Amazon Linux 2014.03 v1.0.2 running Tomcat 7 Java 7</text:p>
      <text:p text:style-name="P11"><draw:frame draw:style-name="fr1" draw:name="Frame33" text:anchor-type="paragraph" svg:width="4.233cm" draw:z-index="15"><draw:text-box fo:min-height="0.041cm"><text:p text:style-name="P4">Environment type</text:p></draw:text-box></draw:frame>Load balancing, autoscaling</text:p>
      <text:h text:style-name="P3" text:outline-level="3"><text:a xlink:type="simple" xlink:href="https://console.aws.amazon.com/elasticbeanstalk/home?region=us-west-2#"><text:span text:style-name="T1">Application Version</text:span></text:a></text:h>
      <text:p text:style-name="P11"><draw:frame draw:style-name="fr1" draw:name="Frame34" text:anchor-type="paragraph" svg:width="4.233cm" draw:z-index="16"><draw:text-box fo:min-height="0.041cm"><text:p text:style-name="P4">Application source</text:p></draw:text-box></draw:frame>SupplyMedium</text:p>
      <text:h text:style-name="P3" text:outline-level="3"><text:a xlink:type="simple" xlink:href="https://console.aws.amazon.com/elasticbeanstalk/home?region=us-west-2#"><text:span text:style-name="T1">Environment Info</text:span></text:a></text:h>
      <text:p text:style-name="P11"><draw:frame draw:style-name="fr1" draw:name="Frame35" text:anchor-type="paragraph" svg:width="4.233cm" draw:z-index="17"><draw:text-box fo:min-height="0.041cm"><text:p text:style-name="P4">Environment name</text:p></draw:text-box></draw:frame>supplymedium</text:p>
      <text:p text:style-name="P11"><draw:frame draw:style-name="fr1" draw:name="Frame36" text:anchor-type="paragraph" svg:width="4.233cm" draw:z-index="18"><draw:text-box fo:min-height="0.041cm"><text:p text:style-name="P4">Environment URL</text:p></draw:text-box></draw:frame>http://supplymedium.elasticbeanstalk.com</text:p>
      <text:p text:style-name="P11"><draw:frame draw:style-name="fr1" draw:name="Frame37" text:anchor-type="paragraph" svg:width="4.233cm" draw:z-index="19"><draw:text-box fo:min-height="0.041cm"><text:p text:style-name="P4">Description</text:p></draw:text-box></draw:frame>supplymedium</text:p>
      <text:h text:style-name="P3" text:outline-level="3"><text:a xlink:type="simple" xlink:href="https://console.aws.amazon.com/elasticbeanstalk/home?region=us-west-2#"><text:span text:style-name="T1">Configuration Details</text:span></text:a></text:h>
      <text:p text:style-name="P11"><draw:frame draw:style-name="fr1" draw:name="Frame38" text:anchor-type="paragraph" svg:width="4.233cm" draw:z-index="20"><draw:text-box fo:min-height="0.041cm"><text:p text:style-name="P4">Instance type</text:p></draw:text-box></draw:frame>t1.micro</text:p>
      <text:p text:style-name="P11"><draw:frame draw:style-name="fr1" draw:name="Frame39" text:anchor-type="paragraph" svg:width="4.233cm" draw:z-index="21"><draw:text-box fo:min-height="0.041cm"><text:p text:style-name="P4">Instance profile</text:p></draw:text-box></draw:frame>aws-elasticbeanstalk-ec2-role</text:p>
      <text:p text:style-name="P12"><draw:frame draw:style-name="fr1" draw:name="Frame40" text:anchor-type="paragraph" svg:width="4.233cm" draw:z-index="22"><draw:text-box fo:min-height="0.041cm"><text:p text:style-name="P4">Key pair</text:p></draw:text-box></draw:frame> </text:p>
      <text:p text:style-name="P11"><draw:frame draw:style-name="fr1" draw:name="Frame41" text:anchor-type="paragraph" svg:width="4.233cm" draw:z-index="23"><draw:text-box fo:min-height="0.041cm"><text:p text:style-name="P4">Email address</text:p></draw:text-box></draw:frame>supplymedium2@gmail.com</text:p>
      <text:p text:style-name="P12"><draw:frame draw:style-name="fr1" draw:name="Frame42" text:anchor-type="paragraph" svg:width="4.233cm" draw:z-index="24"><draw:text-box fo:min-height="0.041cm"><text:p text:style-name="P4">Application health check URL</text:p></draw:text-box></draw:frame> </text:p>
      <text:h text:style-name="P3" text:outline-level="3"><text:a xlink:type="simple" xlink:href="https://console.aws.amazon.com/elasticbeanstalk/home?region=us-west-2#"><text:span text:style-name="T1">Environment Tags</text:span></text:a></text:h>
      <text:p text:style-name="P5"><text:span text:style-name="Emphasis"><text:span text:style-name="T2">No settings provided.</text:span></text:span></text:p>
      <text:h text:style-name="P3" text:outline-level="3"><text:a xlink:type="simple" xlink:href="https://console.aws.amazon.com/elasticbeanstalk/home?region=us-west-2#"><text:span text:style-name="T1">RDS Configuration</text:span></text:a></text:h>
      <text:p text:style-name="P11"><draw:frame draw:style-name="fr1" draw:name="Frame43" text:anchor-type="paragraph" svg:width="4.233cm" draw:z-index="25"><draw:text-box fo:min-height="0.041cm"><text:p text:style-name="P4">DB engine</text:p></draw:text-box></draw:frame>mysql</text:p>
      <text:p text:style-name="P11"><draw:frame draw:style-name="fr1" draw:name="Frame44" text:anchor-type="paragraph" svg:width="4.233cm" draw:z-index="26"><draw:text-box fo:min-height="0.041cm"><text:p text:style-name="P4">Instance class</text:p></draw:text-box></draw:frame>db.t1.micro</text:p>
      <text:p text:style-name="P11"><draw:frame draw:style-name="fr1" draw:name="Frame45" text:anchor-type="paragraph" svg:width="4.233cm" draw:z-index="27"><draw:text-box fo:min-height="0.041cm"><text:p text:style-name="P4">Allocated storage</text:p></draw:text-box></draw:frame>5</text:p>
      <text:p text:style-name="P11"><draw:frame draw:style-name="fr1" draw:name="Frame46" text:anchor-type="paragraph" svg:width="4.233cm" draw:z-index="28"><draw:text-box fo:min-height="0.041cm"><text:p text:style-name="P4">Deletion policy</text:p></draw:text-box></draw:frame>Create snapshot</text:p>
      <text:h text:style-name="P3" text:outline-level="3"><text:a xlink:type="simple" xlink:href="https://console.aws.amazon.com/elasticbeanstalk/home?region=us-west-2#"><text:span text:style-name="T1">VPC Configuration</text:span></text:a></text:h>
      <text:p text:style-name="P11"><draw:frame draw:style-name="fr1" draw:name="Frame47" text:anchor-type="paragraph" svg:width="4.233cm" draw:z-index="29"><draw:text-box fo:min-height="0.041cm"><text:p text:style-name="P4">VPC</text:p></draw:text-box></draw:frame>vpc-863fdee3</text:p>
      <text:p text:style-name="P11"><draw:frame draw:style-name="fr1" draw:name="Frame48" text:anchor-type="paragraph" svg:width="4.233cm" draw:z-index="30"><draw:text-box fo:min-height="0.041cm"><text:p text:style-name="P4">Security group</text:p></draw:text-box></draw:frame>sg-a053f5c5</text:p>
      <text:p text:style-name="P11"><draw:frame draw:style-name="fr1" draw:name="Frame49" text:anchor-type="paragraph" svg:width="4.233cm" draw:z-index="31"><draw:text-box fo:min-height="0.041cm"><text:p text:style-name="P4">Associate Public IP Address</text:p></draw:text-box></draw:frame>true</text:p>
      <text:p text:style-name="P8"/>
      <text:p text:style-name="Standard"/>
      <text:p text:style-name="Standard"/>
      <text:p text:style-name="P14">Review</text:p>
      <text:p text:style-name="Horizontal_20_Line"/>
      <text:p text:style-name="P13">Please review the information below, then click <text:span text:style-name="T3">Launch DB Instance </text:span>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mysql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MySQL 5.6.1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A"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>general-public-license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A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>Yes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A"/>
        <table:table-row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7">db.m1.large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A"/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>Yes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A"/>
        <table:table-row>
          <table:table-cell table:style-name="Table7.A1" office:value-type="string">
            <text:p text:style-name="P16"/>
          </table:table-cell>
          <table:table-cell table:style-name="Table7.A1" office:value-type="string">
            <text:section text:style-name="Sect1" text:name="rds-launch-wizard-storage-lbl">
              <text:p text:style-name="P17">100</text:p>
            </text:section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5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A"/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7">1000</text:p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A"/>
        <text:soft-page-break/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7">supplymedium</text:p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A1" office:value-type="string">
            <text:p text:style-name="P15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A"/>
        <table:table-row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7">root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A"/>
        <table:table-row>
          <table:table-cell table:style-name="Table11.A1" office:value-type="string">
            <text:p text:style-name="P16"/>
          </table:table-cell>
          <table:table-cell table:style-name="Table11.A1" office:value-type="string">
            <text:p text:style-name="P17">********</text:p>
          </table:table-cell>
          <table:table-cell table:style-name="Table11.A1" office:value-type="string">
            <text:p text:style-name="P15"/>
          </table:table-cell>
          <table:table-cell table:style-name="Table11.A1" office:value-type="string">
            <text:p text:style-name="P15"/>
          </table:table-cell>
          <table:table-cell table:style-name="Table11.A1" office:value-type="string">
            <text:p text:style-name="P15"/>
          </table:table-cell>
        </table:table-row>
      </table:table>
      <text:p text:style-name="Horizontal_20_Line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A"/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17">supplymedium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A"/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17">3306</text:p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A"/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7">Using a Multi-AZ Deployment disables this preference.</text:p>
          </table:table-cell>
          <table:table-cell table:style-name="Table14.A1" office:value-type="string">
            <text:p text:style-name="P15"/>
          </table:table-cell>
          <table:table-cell table:style-name="Table14.A1" office:value-type="string">
            <text:p text:style-name="P15"/>
          </table:table-cell>
          <table:table-cell table:style-name="Table14.A1" office:value-type="string">
            <text:p text:style-name="P15"/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A"/>
        <table:table-row>
          <table:table-cell table:style-name="Table15.A1" office:value-type="string">
            <text:p text:style-name="P16"/>
          </table:table-cell>
          <table:table-cell table:style-name="Table15.A1" office:value-type="string">
            <text:p text:style-name="P17">default:mysql-5-6</text:p>
          </table:table-cell>
          <table:table-cell table:style-name="Table15.A1" office:value-type="string">
            <text:p text:style-name="P15"/>
          </table:table-cell>
          <table:table-cell table:style-name="Table15.A1" office:value-type="string">
            <text:p text:style-name="P15"/>
          </table:table-cell>
          <table:table-cell table:style-name="Table15.A1" office:value-type="string">
            <text:p text:style-name="P15"/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A"/>
        <table:table-row>
          <table:table-cell table:style-name="Table16.A1" office:value-type="string">
            <text:p text:style-name="P16"/>
          </table:table-cell>
          <table:table-cell table:style-name="Table16.A1" office:value-type="string">
            <text:p text:style-name="P17">default.mysql5.6</text:p>
          </table:table-cell>
          <table:table-cell table:style-name="Table16.A1" office:value-type="string">
            <text:p text:style-name="P15"/>
          </table:table-cell>
          <table:table-cell table:style-name="Table16.A1" office:value-type="string">
            <text:p text:style-name="P15"/>
          </table:table-cell>
          <table:table-cell table:style-name="Table16.A1" office:value-type="string">
            <text:p text:style-name="P15"/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A"/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17">rds-awseb-e-kmupgp8gir-stack-awsebrdsdbsecuritygroup-19gp6655zrbvk-kcgl (sg-505ff935)</text:p>
          </table:table-cell>
          <table:table-cell table:style-name="Table17.A1" office:value-type="string">
            <text:p text:style-name="P15"/>
          </table:table-cell>
          <table:table-cell table:style-name="Table17.A1" office:value-type="string">
            <text:p text:style-name="P15"/>
          </table:table-cell>
          <table:table-cell table:style-name="Table17.A1" office:value-type="string">
            <text:p text:style-name="P15"/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A"/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17">default</text:p>
          </table:table-cell>
          <table:table-cell table:style-name="Table18.A1" office:value-type="string">
            <text:p text:style-name="P15"/>
          </table:table-cell>
          <table:table-cell table:style-name="Table18.A1" office:value-type="string">
            <text:p text:style-name="P15"/>
          </table:table-cell>
          <table:table-cell table:style-name="Table18.A1" office:value-type="string">
            <text:p text:style-name="P15"/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A"/>
        <table:table-row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7">Yes</text:p>
          </table:table-cell>
          <table:table-cell table:style-name="Table19.A1" office:value-type="string">
            <text:p text:style-name="P15"/>
          </table:table-cell>
          <table:table-cell table:style-name="Table19.A1" office:value-type="string">
            <text:p text:style-name="P15"/>
          </table:table-cell>
          <table:table-cell table:style-name="Table19.A1" office:value-type="string">
            <text:p text:style-name="P15"/>
          </table:table-cell>
        </table:table-row>
      </table:table>
      <text:p text:style-name="Horizontal_20_Line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A"/>
        <table:table-row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17">1</text:p>
          </table:table-cell>
          <table:table-cell table:style-name="Table20.A1" office:value-type="string">
            <text:p text:style-name="P15"/>
          </table:table-cell>
          <table:table-cell table:style-name="Table20.A1" office:value-type="string">
            <text:p text:style-name="P15"/>
          </table:table-cell>
          <table:table-cell table:style-name="Table20.A1" office:value-type="string">
            <text:p text:style-name="P15"/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A"/>
        <table:table-row>
          <table:table-cell table:style-name="Table21.A1" office:value-type="string">
            <text:p text:style-name="P16"/>
          </table:table-cell>
          <table:table-cell table:style-name="Table21.A1" office:value-type="string">
            <text:p text:style-name="P17">No Preference</text:p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A"/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17">No Preference</text:p>
          </table:table-cell>
          <table:table-cell table:style-name="Table22.A1" office:value-type="string">
            <text:p text:style-name="P15"/>
          </table:table-cell>
          <table:table-cell table:style-name="Table22.A1" office:value-type="string">
            <text:p text:style-name="P15"/>
          </table:table-cell>
          <table:table-cell table:style-name="Table22.A1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P1"><draw:frame draw:style-name="fr1" draw:name="Frame22" text:anchor-type="paragraph" svg:width="1.984cm" draw:z-index="12"><draw:text-box fo:min-height="0.041cm"><text:p text:style-name="P6">Review</text:p></draw:text-box></draw:frame><draw:frame draw:style-name="fr1" draw:name="Frame21" text:anchor-type="paragraph" svg:width="3.969cm" draw:z-index="11"><draw:text-box fo:min-height="0.041cm"><text:p text:style-name="P6">Users</text:p></draw:text-box></draw:frame><draw:frame draw:style-name="fr1" draw:name="Frame20" text:anchor-type="paragraph" svg:width="3.969cm" draw:z-index="10"><draw:text-box fo:min-height="0.041cm"><text:p text:style-name="P6">Permissions</text:p></draw:text-box></draw:frame><draw:frame draw:style-name="fr1" draw:name="Frame19" text:anchor-type="paragraph" svg:width="3.969cm" draw:z-index="9"><draw:text-box fo:min-height="0.041cm"><text:p text:style-name="P6">Group Name</text:p></draw:text-box></draw:frame>Review the information below and click Finish to proceed.</text:p>
      <text:p text:style-name="Standard"><draw:frame draw:style-name="fr1" draw:name="Frame23" text:anchor-type="paragraph" svg:width="3.201cm" draw:z-index="1"><draw:text-box fo:min-height="0.041cm"><text:p text:style-name="P7"><text:span text:style-name="Strong_20_Emphasis"><text:span text:style-name="T3">Group Name:</text:span></text:span></text:p></draw:text-box></draw:frame><draw:frame draw:style-name="fr2" draw:name="Frame24" text:anchor-type="paragraph" svg:width="6.747cm" draw:z-index="2"><draw:text-box fo:min-height="0.041cm"><text:p text:style-name="Text_20_body">sm</text:p></draw:text-box></draw:frame><draw:frame draw:style-name="fr2" draw:name="Frame25" text:anchor-type="paragraph" svg:width="3.201cm" draw:z-index="3"><draw:text-box fo:min-height="0.041cm"><text:p text:style-name="P9"><text:a xlink:type="simple" xlink:href="https://console.aws.amazon.com/iam/home?region=us-west-2#"><text:span text:style-name="T4">Edit Group Name</text:span></text:a></text:p></draw:text-box></draw:frame><draw:frame draw:style-name="fr1" draw:name="Frame26" text:anchor-type="paragraph" svg:width="3.201cm" draw:z-index="4"><draw:text-box fo:min-height="0.041cm"><text:p text:style-name="P7"><text:span text:style-name="Strong_20_Emphasis"><text:span text:style-name="T3">Permissions:</text:span></text:span></text:p></draw:text-box></draw:frame><draw:frame draw:style-name="fr2" draw:name="Frame27" text:anchor-type="paragraph" svg:width="6.747cm" draw:z-index="5"><draw:text-box fo:min-height="0.041cm"><text:p text:style-name="Text_20_body">Administrator Access</text:p></draw:text-box></draw:frame><draw:frame draw:style-name="fr2" draw:name="Frame28" text:anchor-type="paragraph" svg:width="3.201cm" draw:z-index="6"><draw:text-box fo:min-height="0.041cm"><text:p text:style-name="P9"><text:a xlink:type="simple" xlink:href="https://console.aws.amazon.com/iam/home?region=us-west-2#"><text:span text:style-name="T4">Edit Permissions</text:span></text:a></text:p></draw:text-box></draw:frame><draw:frame draw:style-name="fr1" draw:name="Frame29" text:anchor-type="paragraph" svg:width="3.201cm" draw:z-index="7"><draw:text-box fo:min-height="0.041cm"><text:p text:style-name="P7"><text:span text:style-name="Strong_20_Emphasis"><text:span text:style-name="T3">User Names:</text:span></text:span></text:p></draw:text-box></draw:frame><draw:frame draw:style-name="fr2" draw:name="Frame30" text:anchor-type="paragraph" svg:width="6.747cm" draw:z-index="8"><draw:text-box fo:min-height="0.041cm"><text:p text:style-name="Text_20_body">root 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Roboto, Arial, 'Droid Sans'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kesh </meta:initial-creator>
    <meta:creation-date>2014-05-28T22:46:06</meta:creation-date>
    <dc:date>2014-05-28T23:01:49</dc:date>
    <dc:creator>Lokesh </dc:creator>
    <meta:editing-duration>P0D</meta:editing-duration>
    <meta:editing-cycles>2</meta:editing-cycles>
    <meta:generator>LibreOffice/3.5$Linux_x86 LibreOffice_project/350m1$Build-2</meta:generator>
    <meta:document-statistic meta:table-count="22" meta:image-count="0" meta:object-count="0" meta:page-count="2" meta:paragraph-count="86" meta:word-count="171" meta:character-count="1362" meta:non-whitespace-character-count="1272"/>
  </office:meta>
</office:document-meta>
</file>